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officeooo:paragraph-rsid="0022109e" style:font-size-asian="11pt" style:font-size-complex="11pt"/>
    </style:style>
    <style:style style:name="P3" style:family="paragraph" style:parent-style-name="Frame_20_contents">
      <style:text-properties fo:color="#ce181e" style:font-name="Arial" fo:font-size="11pt" officeooo:rsid="002cf8be" officeooo:paragraph-rsid="002cf8be" fo:background-color="#fff200" style:font-size-asian="11pt" style:font-size-complex="11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0" style:family="paragraph" style:parent-style-name="UrbanTitle2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UrbanBody">
      <style:paragraph-properties fo:text-align="start" style:justify-single-word="false" fo:padding="0cm" fo:border="none" style:shadow="none"/>
      <style:text-properties style:font-name="Arial" fo:font-size="11pt" fo:font-weight="bold" officeooo:paragraph-rsid="004fc6e2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end" style:justify-single-word="false"/>
      <style:text-properties style:font-name="Arial" fo:font-size="14pt" officeooo:paragraph-rsid="0032056c" style:font-size-asian="14pt" style:font-size-complex="14pt"/>
    </style:style>
    <style:style style:name="P13" style:family="paragraph" style:parent-style-name="UrbanTitle2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52573d" style:font-size-asian="11pt" style:font-weight-asian="bold" style:font-size-complex="11pt" style:font-weight-complex="bold"/>
    </style:style>
    <style:style style:name="P14" style:family="paragraph" style:parent-style-name="Frame_20_contents">
      <style:text-properties style:font-name="Arial" fo:font-size="11pt" officeooo:paragraph-rsid="0052573d" style:font-size-asian="11pt" style:font-size-complex="11pt"/>
    </style:style>
    <style:style style:name="P15" style:family="paragraph" style:parent-style-name="Frame_20_contents">
      <style:text-properties fo:color="#ce181e" style:font-name="Arial" fo:font-size="11pt" officeooo:rsid="002cf8be" officeooo:paragraph-rsid="0052573d" fo:background-color="#fff200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paragraph-rsid="0052573d" style:font-size-asian="11pt" style:font-size-complex="11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2573d" style:font-size-asian="10pt" style:font-size-complex="10pt"/>
    </style:style>
    <style:style style:name="P18" style:family="paragraph" style:parent-style-name="UrbanTitle">
      <style:text-properties style:font-name="Arial" fo:font-size="14pt" officeooo:paragraph-rsid="0052573d" style:font-size-asian="14pt" style:font-size-complex="14pt"/>
    </style:style>
    <style:style style:name="P19" style:family="paragraph" style:parent-style-name="UrbanTitle">
      <style:text-properties style:font-name="Arial" fo:font-size="14pt" style:text-underline-style="none" officeooo:paragraph-rsid="0052573d" style:font-size-asian="14pt" style:font-size-complex="14pt"/>
    </style:style>
    <style:style style:name="P20" style:family="paragraph" style:parent-style-name="UrbanTitle">
      <style:text-properties style:font-name="Arial" fo:font-size="14pt" style:text-underline-style="none" officeooo:rsid="004714b6" officeooo:paragraph-rsid="004714b6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use-window-font-color="true" fo:font-size="10pt" fo:font-style="normal" fo:font-weight="normal" officeooo:rsid="004fc6e2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officeooo:rsid="0022109e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491da"/>
    </style:style>
    <style:style style:name="T11" style:family="text">
      <style:text-properties officeooo:rsid="0045e2c8"/>
    </style:style>
    <style:style style:name="T12" style:family="text">
      <style:text-properties officeooo:rsid="004714b6"/>
    </style:style>
    <style:style style:name="T13" style:family="text">
      <style:text-properties officeooo:rsid="00483a6d"/>
    </style:style>
    <style:style style:name="T14" style:family="text">
      <style:text-properties officeooo:rsid="004bdbc8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0" style:family="text">
      <style:text-properties officeooo:rsid="001dc90b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office:annotation><dc:creator>Gauthier Bastien</dc:creator><dc:date>2011-01-13T14:56:41</dc:date><text:p text:style-name="P21"><text:span text:style-name="T21">do text</text:span></text:p><text:p text:style-name="P21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4">S<text:span text:style-name="T8">PW - </text:span>Département des Permis et Autorisations - Direction de <text:span text:style-name="T9">VILLE</text:span></text:p>
            <text:p text:style-name="P15">ADRESSE</text:p>
            <text:p text:style-name="P13"><text:span text:style-name="T19">RECOMMANDÉ</text:span></text:p>
          </table:table-cell>
        </table:table-row>
      </table:table>
      <text:p text:style-name="P18"/>
      <text:p text:style-name="P19"><text:span text:style-name="T12">Information</text:span> <text:span text:style-name="T12">à la DGO3</text:span></text:p>
      <text:p text:style-name="P20">Demande de compléments hors délai</text:p>
      <text:p text:style-name="P4"/>
      <text:p text:style-name="P6"/>
      <text:p text:style-name="P11"><text:span text:style-name="T6"><office:annotation><dc:creator>Gauthier Bastien</dc:creator><dc:date>2011-01-13T14:56:41</dc:date><text:p text:style-name="P21"><text:span text:style-name="T21">do text</text:span></text:p><text:p text:style-name="P21"><text:span text:style-name="T21">from document(at=reference, format='odt')</text:span></text:p></office:annotation></text:span><text:span text:style-name="T6">Import depuis </text:span><text:span text:style-name="T7">reference</text:span><text:span text:style-name="T6">.odt</text:span></text:p>
      <text:p text:style-name="P7"/>
      <text:p text:style-name="P8"><office:annotation><dc:creator>Gauthier Bastien</dc:creator><dc:date>2011-02-16T16:12:24</dc:date><text:p text:style-name="P21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1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8"/>
      <text:p text:style-name="P8"><text:span text:style-name="T10">Monsieur le Fonctionnaire technique</text:span>,</text:p>
      <text:p text:style-name="P8"/>
      <text:p text:style-name="P9">J’ai l’honneur de vous informer qu’en vertu de l’article 20, 1ère, § 2, alinéa 1er du décret du 11 mars 1999 relatif au permis d’environnement, les compléments demandés par votre administration en date du <text:span text:style-name="T14"><text:text-input text:description="">licence_view.format_date(self.getLastMissingPart().getEventDate())</text:text-input></text:span><text:s/>n’ont pas été introduits dans les délais prescrits à savoir 6 mois à dater de l’envoi de la demande de courrier.</text:p>
      <text:p text:style-name="P8"/>
      <text:p text:style-name="P8"><text:span text:style-name="T11">N</text:span>ous vous prions d'agréer, <text:span text:style-name="T13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21"><text:span text:style-name="T21">do text</text:span></text:p><text:p text:style-name="P21"><text:span text:style-name="T2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3:48.978143135</dc:date>
    <dc:language>fr-FR</dc:language>
    <meta:editing-cycles>134</meta:editing-cycles>
    <meta:editing-duration>P1DT9H31M36S</meta:editing-duration>
    <meta:document-statistic meta:table-count="1" meta:image-count="0" meta:object-count="0" meta:page-count="1" meta:paragraph-count="16" meta:word-count="139" meta:character-count="1005" meta:non-whitespace-character-count="899"/>
    <meta:user-defined meta:name="Info 1"/>
    <meta:user-defined meta:name="Info 2"/>
    <meta:user-defined meta:name="Info 3"/>
    <meta:user-defined meta:name="Info 4"/>
  </office:meta>
</office:document-meta>
</file>